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406cm"/>
    </style:style>
    <style:style style:name="Tabla1.B" style:family="table-column">
      <style:table-column-properties style:column-width="12.594cm"/>
    </style:style>
    <style:style style:name="Tabla1.A1" style:family="table-cell">
      <style:table-cell-properties style:vertical-align="middle" fo:background-color="#f2f3f5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paragraph-properties style:writing-mode="lr-tb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6">
      <style:paragraph-properties fo:margin-top="0cm" fo:margin-bottom="0cm"/>
    </style:style>
    <style:style style:name="P13" style:family="paragraph" style:parent-style-name="Text_20_body" style:list-style-name="L7">
      <style:paragraph-properties fo:margin-top="0cm" fo:margin-bottom="0cm"/>
    </style:style>
    <style:style style:name="P14" style:family="paragraph" style:parent-style-name="Text_20_body" style:list-style-name="L8">
      <style:paragraph-properties fo:margin-top="0cm" fo:margin-bottom="0cm"/>
    </style:style>
    <style:style style:name="P15" style:family="paragraph" style:parent-style-name="Text_20_body" style:list-style-name="L9">
      <style:paragraph-properties fo:margin-top="0cm" fo:margin-bottom="0cm"/>
    </style:style>
    <style:style style:name="P16" style:family="paragraph" style:parent-style-name="Heading_20_1">
      <style:paragraph-properties style:writing-mode="lr-tb"/>
    </style:style>
    <style:style style:name="P17" style:family="paragraph" style:parent-style-name="Table_20_Contents">
      <style:paragraph-properties fo:margin-top="0cm" fo:margin-bottom="0.499cm" fo:padding="0.049cm" fo:border="0.002cm solid #000000" style:writing-mode="lr-tb"/>
    </style:style>
    <style:style style:name="P18" style:family="paragraph" style:parent-style-name="Table_20_Heading">
      <style:paragraph-properties fo:margin-top="0cm" fo:margin-bottom="0.499cm" fo:padding="0.049cm" fo:border="0.002cm solid #000000" style:writing-mode="lr-tb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SQE: La Teoría que Admite lo que Todos Callan (Y Por Eso Nadie la Toma en Serio)"</text:h>
      <text:p text:style-name="P10"><text:span text:style-name="Emphasis"><text:span text:style-name="T1">(Sátira de una física que prefiere ser honesta a ser popular)</text:span></text:span></text:p>
      <text:h text:style-name="P16" text:outline-level="1">? La Gran Revelación: "Todas las Teorías Hacen Trampa… Pero SQE lo Admite"</text:h>
      <text:p text:style-name="P10">Mientras otras teorías <text:span text:style-name="Strong_20_Emphasis"><text:span text:style-name="T3">disfrazan sus agujeros con ecuaciones elegantes</text:span></text:span>, SQE grita:</text:p>
      <text:list xml:id="list2171839888028715767" text:style-name="L1">
        <text:list-item text:start-value="1">
          <text:p text:style-name="P1"><text:span text:style-name="Emphasis"><text:span text:style-name="T1">"¡Oigan, nosotros tampoco sabemos todo! ¡Pero al menos no fingimos!"</text:span></text:span></text:p>
        </text:list-item>
      </text:list>
      <text:p text:style-name="P10"><text:span text:style-name="Strong_20_Emphasis"><text:span text:style-name="T3">Ejemplos de maquillaje teórico:</text:span></text:span></text:p>
      <text:list xml:id="list8075705003270751372" text:style-name="L2">
        <text:list-item text:start-value="1">
          <text:p text:style-name="P11"><text:span text:style-name="Strong_20_Emphasis"><text:span text:style-name="T3">ΛCDM:</text:span></text:span> <text:span text:style-name="Emphasis"><text:span text:style-name="T1">"El 95% del universo es materia y energía oscura… pero no preguntes qué son."</text:span></text:span></text:p>
        </text:list-item>
        <text:list-item text:start-value="2">
          <text:p text:style-name="P11"><text:span text:style-name="Strong_20_Emphasis"><text:span text:style-name="T3">Cuerdas:</text:span></text:span> <text:span text:style-name="Emphasis"><text:span text:style-name="T1">"Claro que existen 6 dimensiones extra… es solo que no las ves."</text:span></text:span></text:p>
        </text:list-item>
        <text:list-item text:start-value="3">
          <text:p text:style-name="P2"><text:span text:style-name="Strong_20_Emphasis"><text:span text:style-name="T3">LQG:</text:span></text:span> <text:span text:style-name="Emphasis"><text:span text:style-name="T1">"El espaciotiempo son redes de espín… pero no sabemos cómo sale la gravedad de ahí."</text:span></text:span></text:p>
        </text:list-item>
      </text:list>
      <text:p text:style-name="P10"><text:span text:style-name="Strong_20_Emphasis"><text:span text:style-name="T3">SQE, en cambio:</text:span></text:span></text:p>
      <text:list xml:id="list9030793039621914487" text:style-name="L3">
        <text:list-item text:start-value="1">
          <text:p text:style-name="P3"><text:span text:style-name="Emphasis"><text:span text:style-name="T1">"Sí, tenemos dependencias circulares… ¡pero es que el universo también las tiene!"</text:span></text:span></text:p>
        </text:list-item>
      </text:list>
      <text:h text:style-name="P16" text:outline-level="1">? El Enfoque Evolutivo: "Nada Estaba Escrito Desde el Principio"</text:h>
      <text:p text:style-name="P10">Otras teorías asumen que <text:span text:style-name="Strong_20_Emphasis"><text:span text:style-name="T3">las leyes físicas ya estaban ahí</text:span></text:span> (como un <text:span text:style-name="Emphasis"><text:span text:style-name="T1">"manual de instrucciones cósmico"</text:span></text:span>). SQE propone:</text:p>
      <text:list xml:id="list2398164391029627067" text:style-name="L4">
        <text:list-item text:start-value="1">
          <text:p text:style-name="P4"><text:span text:style-name="Emphasis"><text:span text:style-name="T1">"Las leyes emergieron… como el reguetón: nadie lo planeó, pero ahora está en todas partes."</text:span></text:span></text:p>
        </text:list-item>
      </text:list>
      <text:p text:style-name="P10"><text:span text:style-name="Strong_20_Emphasis"><text:span text:style-name="T3">Cómo ven otras teorías el Big Bang vs. cómo lo ve SQE:</text:span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<text:span text:style-name="Strong_20_Emphasis"><text:span text:style-name="T3">Etapa Tradicional</text:span></text:span></text:p>
          </table:table-cell>
          <table:table-cell table:style-name="Tabla1.A1" office:value-type="string">
            <text:p text:style-name="P18"><text:span text:style-name="Strong_20_Emphasis"><text:span text:style-name="T3">Versión SQE (Mucho Más Épica)</text:span></text:span></text:p>
          </table:table-cell>
        </table:table-row>
        <table:table-row>
          <table:table-cell table:style-name="Tabla1.A2" office:value-type="string">
            <text:p text:style-name="P17"><text:span text:style-name="Strong_20_Emphasis"><text:span text:style-name="T3">Nucleosíntesis (H, He, Li)</text:span></text:span></text:p>
          </table:table-cell>
          <table:table-cell table:style-name="Tabla1.A2" office:value-type="string">
            <text:p text:style-name="P17"><text:span text:style-name="Emphasis"><text:span text:style-name="T1">"Fotones que se aburrieron de viajar y formaron una banda (los primeros núcleos)."</text:span></text:span></text:p>
          </table:table-cell>
        </table:table-row>
        <table:table-row>
          <table:table-cell table:style-name="Tabla1.A2" office:value-type="string">
            <text:p text:style-name="P17"><text:span text:style-name="Strong_20_Emphasis"><text:span text:style-name="T3">Fusión estelar (Be a Ca)</text:span></text:span></text:p>
          </table:table-cell>
          <table:table-cell table:style-name="Tabla1.A2" office:value-type="string">
            <text:p text:style-name="P17"><text:span text:style-name="Emphasis"><text:span text:style-name="T1">"Conciertos cuánticos donde las partículas encontraron su ritmo."</text:span></text:span></text:p>
          </table:table-cell>
        </table:table-row>
        <table:table-row>
          <table:table-cell table:style-name="Tabla1.A2" office:value-type="string">
            <text:p text:style-name="P17"><text:span text:style-name="Strong_20_Emphasis"><text:span text:style-name="T3">Supernovas (Sc a Zn)</text:span></text:span></text:p>
          </table:table-cell>
          <table:table-cell table:style-name="Tabla1.A2" office:value-type="string">
            <text:p text:style-name="P17"><text:span text:style-name="Emphasis"><text:span text:style-name="T1">"Mosh pits cósmicos donde todo se desincronizó… para crear elementos más heavys."</text:span></text:span></text:p>
          </table:table-cell>
        </table:table-row>
        <table:table-row>
          <table:table-cell table:style-name="Tabla1.A2" office:value-type="string">
            <text:p text:style-name="P17"><text:span text:style-name="Strong_20_Emphasis"><text:span text:style-name="T3">Procesos-r/s (Ga a Bi)</text:span></text:span></text:p>
          </table:table-cell>
          <table:table-cell table:style-name="Tabla1.A2" office:value-type="string">
            <text:p text:style-name="P17"><text:span text:style-name="Emphasis"><text:span text:style-name="T1">"Jam sessions de neutrones que duraron eones."</text:span></text:span></text:p>
          </table:table-cell>
        </table:table-row>
        <table:table-row>
          <table:table-cell table:style-name="Tabla1.A2" office:value-type="string">
            <text:p text:style-name="P17"><text:span text:style-name="Strong_20_Emphasis"><text:span text:style-name="T3">Elementos sintéticos</text:span></text:span></text:p>
          </table:table-cell>
          <table:table-cell table:style-name="Tabla1.A2" office:value-type="string">
            <text:p text:style-name="P17"><text:span text:style-name="Emphasis"><text:span text:style-name="T1">"El equivalente cuántico a autotune: estable solo en el laboratorio."</text:span></text:span><text:soft-page-break/></text:p>
          </table:table-cell>
        </table:table-row>
      </table:table>
      <text:p text:style-name="P10"><text:span text:style-name="Strong_20_Emphasis"><text:span text:style-name="T3">Conclusión:</text:span></text:span> <text:span text:style-name="Emphasis"><text:span text:style-name="T1">El Big Bang no fue una explosión… fue el primer festival de música cuántica.</text:span></text:span></text:p>
      <text:h text:style-name="P16" text:outline-level="1">? La Crítica Obvia: "¿No Estás Solo Inventando Metáforas?"</text:h>
      <text:p text:style-name="P10">SQE lo admite:</text:p>
      <text:list xml:id="list6332161893528392879" text:style-name="L5">
        <text:list-item text:start-value="1">
          <text:p text:style-name="P5"><text:span text:style-name="Emphasis"><text:span text:style-name="T1">"Sí, usamos analogías… ¡porque el universo es demasiado complejo para fórmulas cerradas!"</text:span></text:span></text:p>
        </text:list-item>
      </text:list>
      <text:p text:style-name="P10"><text:span text:style-name="Strong_20_Emphasis"><text:span text:style-name="T3">Comparación con otras teorías:</text:span></text:span></text:p>
      <text:list xml:id="list8804313040149375176" text:style-name="L6">
        <text:list-item text:start-value="1">
          <text:p text:style-name="P12"><text:span text:style-name="Strong_20_Emphasis"><text:span text:style-name="T3">Teoría de cuerdas:</text:span></text:span> <text:span text:style-name="Emphasis"><text:span text:style-name="T1">"Usa 10D y compactificaciones."</text:span></text:span> → <text:span text:style-name="Emphasis"><text:span text:style-name="T1">"Suena sofisticado, pero nadie sabe cómo probarlo."</text:span></text:span></text:p>
        </text:list-item>
        <text:list-item text:start-value="2">
          <text:p text:style-name="P6"><text:span text:style-name="Strong_20_Emphasis"><text:span text:style-name="T3">SQE:</text:span></text:span> <text:span text:style-name="Emphasis"><text:span text:style-name="T1">"Usa ritmos y sincronía."</text:span></text:span> → <text:span text:style-name="Emphasis"><text:span text:style-name="T1">"Suena a pseudociencia… pero al menos es intuitivo."</text:span></text:span></text:p>
        </text:list-item>
      </text:list>
      <text:p text:style-name="P10"><text:span text:style-name="Strong_20_Emphasis"><text:span text:style-name="T3">La ironía:</text:span></text:span> <text:span text:style-name="Emphasis"><text:span text:style-name="T1">Las metáforas de SQE podrían estar más cerca de la realidad que las matemáticas inverificables de otras teorías.</text:span></text:span></text:p>
      <text:h text:style-name="P16" text:outline-level="1">? ¿Por Qué SQE es Más Honesta?</text:h>
      <text:list xml:id="list9068994429027116874" text:style-name="L7">
        <text:list-item text:start-value="1">
          <text:p text:style-name="P13"><text:span text:style-name="Strong_20_Emphasis"><text:span text:style-name="T3">No presume tener todas las respuestas</text:span></text:span> (a diferencia de las teorías que llevan 50 años estancadas).</text:p>
        </text:list-item>
        <text:list-item text:start-value="2">
          <text:p text:style-name="P13"><text:span text:style-name="Strong_20_Emphasis"><text:span text:style-name="T3">Incluye la vida y la conciencia</text:span></text:span> (mientras otras las ignoran como si no fueran parte del universo).</text:p>
        </text:list-item>
        <text:list-item text:start-value="3">
          <text:p text:style-name="P7"><text:span text:style-name="Strong_20_Emphasis"><text:span text:style-name="T3">Admite que las constantes pudieron evolucionar</text:span></text:span> (en lugar de decir <text:span text:style-name="Emphasis"><text:span text:style-name="T1">"son así porque sí"</text:span></text:span>).</text:p>
        </text:list-item>
      </text:list>
      <text:p text:style-name="P10"><text:span text:style-name="Strong_20_Emphasis"><text:span text:style-name="T3">Problema:</text:span></text:span> <text:span text:style-name="Emphasis"><text:span text:style-name="T1">La física tradicional prefiere elegancia matemática antes que honestidad conceptual.</text:span></text:span></text:p>
      <text:h text:style-name="P16" text:outline-level="1">? Conclusión: SQE es la Teoría que el Universo Merece… Pero no la que Necesita Ahora</text:h>
      <text:list xml:id="list7319116192359759442" text:style-name="L8">
        <text:list-item text:start-value="1">
          <text:p text:style-name="P14"><text:span text:style-name="Strong_20_Emphasis"><text:span text:style-name="T3">Si está equivocada:</text:span></text:span> <text:span text:style-name="Emphasis"><text:span text:style-name="T1">Al menos intentó explicar lo que nadie más se atreve.</text:span></text:span></text:p>
        </text:list-item>
        <text:list-item text:start-value="2">
          <text:p text:style-name="P8"><text:span text:style-name="Strong_20_Emphasis"><text:span text:style-name="T3">Si está en lo cierto:</text:span></text:span> <text:span text:style-name="Emphasis"><text:span text:style-name="T1">Los físicos tendrán que admitir que el universo funciona más como un jazzista improvisando que como un reloj suizo.</text:span></text:span></text:p>
        </text:list-item>
      </text:list>
      <text:p text:style-name="P10"><text:span text:style-name="Strong_20_Emphasis"><text:span text:style-name="T3">Mientras tanto… los fotones siguen su camino, indiferentes a nuestros debates.</text:span></text:span></text:p>
      <text:p text:style-name="P10">? <text:span text:style-name="Strong_20_Emphasis"><text:span text:style-name="T3">¿Te gustó? Suscríbete a</text:span></text:span> <text:span text:style-name="Strong_20_Emphasis"><text:span text:style-name="T2">"SQE: La Teoría que Rompe el Cuarto Muro de la Física"</text:span></text:span><text:span text:style-name="Strong_20_Emphasis"><text:span text:style-name="T3">.</text:span></text:span><text:line-break/><text:span text:style-name="Emphasis"><text:span text:style-name="T1">(Transmitiendo desde el borde de la coherencia cuántica.)</text:span></text:span></text:p>
      <text:p text:style-name="P10">? <text:span text:style-name="Strong_20_Emphasis"><text:span text:style-name="T3">Bonus: Frases de SQE para incomodar en seminarios:</text:span></text:span></text:p>
      <text:list xml:id="list3320158319831918789" text:style-name="L9">
        <text:list-item text:start-value="1">
          <text:p text:style-name="P15"><text:span text:style-name="Emphasis"><text:span text:style-name="T1">"El tiempo no existe… es solo una mala costumbre del universo."</text:span></text:span></text:p>
        </text:list-item>
        <text:list-item text:start-value="2">
          <text:p text:style-name="P15"><text:span text:style-name="Emphasis"><text:span text:style-name="T1">"La materia oscura es como el silencio en una canción: no la notas hasta que falta."</text:span></text:span></text:p>
        </text:list-item>
        <text:list-item text:start-value="3">
          <text:p text:style-name="P9"><text:span text:style-name="Emphasis"><text:span text:style-name="T1">"La conciencia es el universo haciéndose self-aware… como un adolescente cuántico.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2T22:40:31.64</meta:creation-date>
    <meta:document-statistic meta:table-count="1" meta:image-count="0" meta:object-count="0" meta:page-count="2" meta:paragraph-count="49" meta:word-count="565" meta:character-count="3376"/>
    <dc:date>2025-05-02T22:41:24.47</dc:date>
    <dc:creator>Lefuan </dc:creator>
    <meta:editing-duration>PT52S</meta:editing-duration>
    <meta:editing-cycles>1</meta:editing-cycles>
    <meta:generator>OpenOffice/4.1.15$Win32 OpenOffice.org_project/4115m2$Build-9813</meta:generator>
  </office:meta>
</office:document-meta>
</file>